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2448230044741447532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4433427363858197694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3860281513748709006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7844053968818656098" text:style-name="L4">
        <text:list-item>
          <text:h text:style-name="P29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9505759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8931473714899676333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3679863549139000483" text:style-name="L6">
        <text:list-item>
          <text:h text:style-name="P34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9484619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68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8T19:30:06.14</dc:date>
    <meta:editing-duration>P26DT6H25M34S</meta:editing-duration>
    <meta:editing-cycles>65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71" meta:character-count="23237"/>
  </office:meta>
</office:document-meta>
</file>